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LAMCCAYA COMUN, ABIMA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33620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ASINCHIHU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668963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MUN CONTRERAS, JULIAN BONIFAC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884295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668963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533620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8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11/2021</text:p>
          </table:table-cell>
          <table:table-cell table:style-name="Tabla2.A3" office:value-type="string">
            <text:p text:style-name="P22">714664</text:p>
          </table:table-cell>
          <table:table-cell table:style-name="Tabla2.D3" office:value-type="string">
            <text:p text:style-name="P23">38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8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0T18:05:0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